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443cm" fo:margin-left="-0.191cm" table:align="left" style:writing-mode="lr-tb"/>
    </style:style>
    <style:style style:name="Table1.A" style:family="table-column">
      <style:table-column-properties style:column-width="9.472cm"/>
    </style:style>
    <style:style style:name="Table1.B" style:family="table-column">
      <style:table-column-properties style:column-width="2.752cm"/>
    </style:style>
    <style:style style:name="Table1.C" style:family="table-column">
      <style:table-column-properties style:column-width="6.21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11">
      <style:table-cell-properties fo:padding-left="0.191cm" fo:padding-right="0.191cm" fo:padding-top="0cm" fo:padding-bottom="0cm" fo:border="0.018cm solid #00000a"/>
    </style:style>
    <style:style style:name="Table1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4" style:family="table-cell" style:data-style-name="N11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8" style:family="table-row">
      <style:table-row-properties style:min-row-height="0.123cm" style:keep-together="true" fo:keep-together="auto"/>
    </style:style>
    <style:style style:name="Table2" style:family="table">
      <style:table-properties style:width="19.383cm" fo:margin-left="-0.191cm" table:align="left" style:writing-mode="lr-tb"/>
    </style:style>
    <style:style style:name="Table2.A" style:family="table-column">
      <style:table-column-properties style:column-width="4.422cm"/>
    </style:style>
    <style:style style:name="Table2.B" style:family="table-column">
      <style:table-column-properties style:column-width="2.875cm"/>
    </style:style>
    <style:style style:name="Table2.C" style:family="table-column">
      <style:table-column-properties style:column-width="4.512cm"/>
    </style:style>
    <style:style style:name="Table2.D" style:family="table-column">
      <style:table-column-properties style:column-width="7.57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2.B1" style:family="table-cell">
      <style:table-cell-properties fo:padding-left="0.191cm" fo:padding-right="0.191cm" fo:padding-top="0cm" fo:padding-bottom="0cm" fo:border="0.018cm solid #00000a"/>
    </style:style>
    <style:style style:name="Table2.A6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2.B9" style:family="table-cell" style:data-style-name="N11">
      <style:table-cell-properties fo:padding-left="0.191cm" fo:padding-right="0.191cm" fo:padding-top="0cm" fo:padding-bottom="0cm" fo:border="0.018cm solid #00000a"/>
    </style:style>
    <style:style style:name="Table2.B10" style:family="table-cell" style:data-style-name="N11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.423cm" fo:margin-bottom="0cm" fo:line-height="100%"/>
    </style:style>
    <style:style style:name="P4" style:family="paragraph" style:parent-style-name="Standard">
      <style:paragraph-properties fo:margin-top="0.423cm" fo:margin-bottom="0cm" fo:line-height="100%" fo:text-align="center" style:justify-single-word="false"/>
    </style:style>
    <style:style style:name="P5" style:family="paragraph" style:parent-style-name="Standard">
      <style:paragraph-properties fo:margin-top="0.423cm" fo:margin-bottom="0cm" fo:line-height="100%" fo:text-align="justify" style:justify-single-word="false"/>
    </style:style>
    <style:style style:name="P6" style:family="paragraph" style:parent-style-name="Standard">
      <style:paragraph-properties fo:margin-top="0.423cm" fo:margin-bottom="0cm" fo:line-height="100%"/>
      <style:text-properties fo:font-weight="bold" style:font-weight-asian="bold"/>
    </style:style>
    <style:style style:name="P7" style:family="paragraph" style:parent-style-name="Standard">
      <style:paragraph-properties fo:margin-top="0.423cm" fo:margin-bottom="0cm" fo:line-height="10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.423cm" fo:margin-bottom="0cm" fo:line-height="100%"/>
      <style:text-properties fo:font-size="10pt" style:font-size-asian="10pt" style:font-size-complex="10pt"/>
    </style:style>
    <style:style style:name="P9" style:family="paragraph" style:parent-style-name="Standard">
      <style:paragraph-properties fo:margin-top="0.423cm" fo:margin-bottom="0cm" fo:line-height="100%"/>
      <style:text-properties fo:font-size="10pt" fo:language="ru" fo:country="RU" style:font-size-asian="10pt" style:font-size-complex="10pt"/>
    </style:style>
    <style:style style:name="P10" style:family="paragraph" style:parent-style-name="Standard">
      <style:paragraph-properties fo:margin-top="0.423cm" fo:margin-bottom="0cm" fo:line-height="100%" fo:text-align="center" style:justify-single-word="false"/>
      <style:text-properties fo:language="en" fo:country="US" fo:font-weight="bold" style:font-weight-asian="bold"/>
    </style:style>
    <style:style style:name="P11" style:family="paragraph" style:parent-style-name="Standard">
      <style:paragraph-properties fo:margin-top="0.423cm" fo:margin-bottom="0cm" fo:line-height="100%"/>
      <style:text-properties fo:language="en" fo:country="US" fo:font-weight="normal" style:font-weight-asian="normal" style:font-weight-complex="normal"/>
    </style:style>
    <style:style style:name="P12" style:family="paragraph" style:parent-style-name="Standard">
      <style:paragraph-properties fo:margin-top="0.423cm" fo:margin-bottom="0cm" fo:line-height="100%" fo:text-align="center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Standard">
      <style:paragraph-properties fo:margin-top="0.423cm" fo:margin-bottom="0cm" fo:line-height="100%"/>
      <style:text-properties fo:language="ru" fo:country="RU"/>
    </style:style>
    <style:style style:name="P14" style:family="paragraph" style:parent-style-name="Standard">
      <style:paragraph-properties fo:margin-top="0.423cm" fo:margin-bottom="0cm" fo:line-height="100%" fo:text-align="justify" style:justify-single-word="false"/>
      <style:text-properties fo:language="ru" fo:country="RU"/>
    </style:style>
    <style:style style:name="P15" style:family="paragraph" style:parent-style-name="Standard">
      <style:paragraph-properties fo:margin-top="0.423cm" fo:margin-bottom="0cm" fo:line-height="100%" fo:text-align="center" style:justify-single-word="false"/>
      <style:text-properties fo:language="ru" fo:country="RU"/>
    </style:style>
    <style:style style:name="P16" style:family="paragraph" style:parent-style-name="Standard">
      <style:paragraph-properties fo:margin-top="0.423cm" fo:margin-bottom="0cm" fo:line-height="100%" fo:text-align="center" style:justify-single-word="false"/>
      <style:text-properties fo:language="ru" fo:country="RU" fo:font-weight="normal" style:font-weight-asian="normal" style:font-weight-complex="normal"/>
    </style:style>
    <style:style style:name="P17" style:family="paragraph" style:parent-style-name="Standard">
      <style:paragraph-properties fo:margin-top="0.423cm" fo:margin-bottom="0cm" fo:line-height="100%"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.423cm" fo:margin-bottom="0cm" fo:line-height="100%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423cm" fo:margin-bottom="0cm"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.423cm" fo:margin-bottom="0cm" fo:line-height="100%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.423cm" fo:margin-bottom="0cm" fo:line-height="100%" fo:text-align="center" style:justify-single-word="false"/>
      <style:text-properties fo:font-size="12pt" fo:language="ru" fo:country="RU" fo:font-weight="bold" style:font-size-asian="12pt" style:font-weight-asian="bold" style:font-size-complex="12pt"/>
    </style:style>
    <style:style style:name="P22" style:family="paragraph" style:parent-style-name="Standard">
      <style:paragraph-properties fo:margin-top="0.423cm" fo:margin-bottom="0cm" fo:line-height="100%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423cm" fo:margin-bottom="0cm" fo:line-height="100%" fo:text-align="center" style:justify-single-word="false"/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fo:line-height="100%"/>
    </style:style>
    <style:style style:name="P25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 fo:font-weight="bold" style:font-weight-asian="bold"/>
    </style:style>
    <style:style style:name="P28" style:family="paragraph" style:parent-style-name="Standard">
      <style:paragraph-properties fo:margin-top="0cm" fo:margin-bottom="0cm" fo:line-height="100%"/>
      <style:text-properties fo:language="ru" fo:country="RU" fo:font-weight="bold" style:font-weight-asian="bold"/>
    </style:style>
    <style:style style:name="P29" style:family="paragraph" style:parent-style-name="Standard">
      <style:paragraph-properties fo:margin-top="0cm" fo:margin-bottom="0cm" fo:line-height="100%"/>
      <style:text-properties fo:language="ru" fo:country="RU"/>
    </style:style>
    <style:style style:name="P30" style:family="paragraph" style:parent-style-name="Standard">
      <style:paragraph-properties fo:margin-left="0.501cm" fo:margin-right="0cm" fo:margin-top="0.423cm" fo:margin-bottom="0.423cm" fo:text-indent="0cm" style:auto-text-indent="false"/>
      <style:text-properties fo:font-weight="bold" style:font-weight-asian="bold"/>
    </style:style>
    <style:style style:name="P31" style:family="paragraph" style:parent-style-name="Standard">
      <style:paragraph-properties fo:break-before="page"/>
      <style:text-properties fo:font-weight="bold" style:font-weight-asian="bold"/>
    </style:style>
    <style:style style:name="P32" style:family="paragraph" style:parent-style-name="Standard">
      <style:paragraph-properties fo:margin-top="0.423cm" fo:margin-bottom="0.423cm"/>
      <style:text-properties fo:font-weight="bold" style:font-weight-asian="bold"/>
    </style:style>
    <style:style style:name="P33" style:family="paragraph" style:parent-style-name="Standard">
      <style:paragraph-properties fo:margin-top="0.423cm" fo:margin-bottom="0.423cm" fo:text-align="justify" style:justify-single-word="false"/>
    </style:style>
    <style:style style:name="P34" style:family="paragraph" style:parent-style-name="List_20_Paragraph">
      <style:paragraph-properties fo:margin-left="0cm" fo:margin-right="0cm" fo:margin-top="0.423cm" fo:margin-bottom="0.423cm" fo:line-height="100%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5" style:family="paragraph" style:parent-style-name="List_20_Paragraph">
      <style:paragraph-properties fo:margin-left="0cm" fo:margin-right="0cm" fo:margin-top="0.423cm" fo:margin-bottom="0.423cm" fo:line-height="100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master-page-name="Standard">
      <style:paragraph-properties fo:text-align="center" style:justify-single-word="false" style:page-number="auto"/>
    </style:style>
    <style:style style:name="P37" style:family="paragraph" style:parent-style-name="Standard">
      <style:paragraph-properties fo:margin-top="0.423cm" fo:margin-bottom="0cm" fo:line-height="100%"/>
      <style:text-properties fo:font-size="10pt" fo:language="ru" fo:country="RU" style:font-size-asian="10pt" style:font-size-complex="10pt"/>
    </style:style>
    <style:style style:name="P38" style:family="paragraph" style:parent-style-name="List_20_Paragraph" style:list-style-name="WWNum5">
      <style:paragraph-properties fo:margin-left="0cm" fo:margin-right="0cm" fo:margin-top="0.423cm" fo:margin-bottom="0.423cm" fo:line-height="100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ru" fo:country="RU" style:font-size-asian="12pt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weight-complex="bold"/>
    </style: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Подведение итогов выполнение плана </text:span><text:span text:style-name="T6">адаптации</text:span><text:span text:style-name="T1"> </text:span><text:span text:style-name="T6">Александром</text:span><text:span text:style-name="T1"> Малышкиным за период с 1.01.15 по 30.11.15</text:span></text:p>
      <text:p text:style-name="P30">Структура решаемых задач по проектам за отчетный период (01.2015 – 11.2015)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Профессиональные навыки:</text:p>
          </table:table-cell>
          <table:table-cell table:style-name="Table1.A1" office:value-type="string">
            <text:p text:style-name="P6">% рабочего времени </text:p>
          </table:table-cell>
          <table:table-cell table:style-name="Table1.A1" office:value-type="string">
            <text:p text:style-name="P6">Примечание</text:p>
          </table:table-cell>
        </table:table-row>
        <table:table-row table:style-name="Table1.1">
          <table:table-cell table:style-name="Table1.A1" office:value-type="string">
            <text:p text:style-name="P6"><text:span text:style-name="T8">Ручное </text:span><text:span text:style-name="T9">функциональное </text:span><text:span text:style-name="T8">тестирование, включая:</text:span><text:line-break/><text:line-break/><text:line-break/><text:line-break/><text:line-break/></text:p>
          </table:table-cell>
          <table:table-cell table:style-name="Table1.B2" office:value-type="percentage" office:value="0.3442">
            <text:p text:style-name="P21">34,42%</text:p>
          </table:table-cell>
          <table:table-cell table:style-name="Table1.A1" table:number-rows-spanned="9" office:value-type="string">
            <text:p text:style-name="P8"><text:span text:style-name="T2">В </text:span><text:span text:style-name="T5">с</text:span><text:span text:style-name="T2">труктуре </text:span><text:span text:style-name="T5">задач,</text:span><text:span text:style-name="T2"> </text:span><text:span text:style-name="T5">выполненных</text:span><text:span text:style-name="T2"> <text:s/>Малышкиным А., </text:span><text:span text:style-name="T5">видно,</text:span><text:span text:style-name="T2"> </text:span><text:span text:style-name="T5">ч</text:span><text:span text:style-name="T2">то </text:span><text:span text:style-name="T5">основные</text:span><text:span text:style-name="T2"> </text:span><text:span text:style-name="T5">р</text:span><text:span text:style-name="T2">абот</text:span><text:span text:style-name="T5">ы</text:span><text:span text:style-name="T2"> </text:span><text:span text:style-name="T5">были</text:span><text:span text:style-name="T2"> </text:span><text:span text:style-name="T5">выполнены</text:span><text:span text:style-name="T2"> </text:span><text:span text:style-name="T5">в</text:span><text:span text:style-name="T2"> </text:span><text:span text:style-name="T5">тест-дизайн, автоматизации, управлении тестированием. Оставшиеся работы были распределены примерно в равной степени между задачами ручного</text:span><text:span text:style-name="T2"> </text:span><text:span text:style-name="T5">тестирования</text:span><text:span text:style-name="T2"> – </text:span><text:span text:style-name="T5">функционального,</text:span><text:span text:style-name="T2"> </text:span><text:span text:style-name="T5">регрессионного</text:span><text:span text:style-name="T2"> </text:span><text:span text:style-name="T5">и исследовательского</text:span><text:span text:style-name="T2">. </text:span><text:span text:style-name="T5">Основная масса </text:span><text:span text:style-name="T2"><text:s/></text:span><text:span text:style-name="T5">задач</text:span><text:span text:style-name="T2"> </text:span><text:span text:style-name="T5">выполнялась</text:span><text:span text:style-name="T2"> </text:span><text:span text:style-name="T5">на</text:span><text:span text:style-name="T2"> </text:span><text:span text:style-name="T5">проектах</text:span><text:span text:style-name="T2"> Vertigo </text:span><text:span text:style-name="T5">и </text:span><text:span text:style-name="T2">TCC. </text:span><text:span text:style-name="T5">В задачах управления тестированием присутствуют такие задачи, как организация работ по регрессионному тестированию, назначение задач с контролем их выполнения, </text:span><text:span text:style-name="T2"><text:s/></text:span><text:span text:style-name="T5">проведение</text:span><text:span text:style-name="T2"> </text:span><text:span text:style-name="T5">контроля</text:span><text:span text:style-name="T2"> </text:span><text:span text:style-name="T5">кода</text:span><text:span text:style-name="T2"> </text:span><text:span text:style-name="T5">авто-тестов,</text:span><text:span text:style-name="T2"> </text:span><text:span text:style-name="T5">написание</text:span><text:span text:style-name="T2"> </text:span><text:span text:style-name="T5">инструкций</text:span><text:span text:style-name="T2"> </text:span><text:span text:style-name="T5">и</text:span><text:span text:style-name="T2"> </text:span><text:span text:style-name="T5">регламентов</text:span><text:span text:style-name="T2"> </text:span><text:span text:style-name="T5">п</text:span><text:span text:style-name="T2">о </text:span><text:span text:style-name="T5">проекту</text:span><text:span text:style-name="T2"> Vertigo.</text:span></text:p>
          </table:table-cell>
        </table:table-row>
        <table:table-row table:style-name="Table1.1">
          <table:table-cell table:style-name="Table1.A3" office:value-type="string">
            <text:p text:style-name="P3">- Скриптовое тестирование по заранее составленным тестам</text:p>
          </table:table-cell>
          <table:table-cell table:style-name="Table1.A3" office:value-type="string">
            <text:p text:style-name="P12">1<text:span text:style-name="T5">7,67%</text:span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- Позадачное тестирование с составлением тестов</text:p>
          </table:table-cell>
          <table:table-cell table:style-name="Table1.B4" office:value-type="percentage" office:value="0.1173">
            <text:p text:style-name="P16">11,73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- Валидация исправленных дефектов</text:p>
          </table:table-cell>
          <table:table-cell table:style-name="Table1.B4" office:value-type="percentage" office:value="0.0157">
            <text:p text:style-name="P16">1,57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- Исследовательское тестирование</text:p>
          </table:table-cell>
          <table:table-cell table:style-name="Table1.B4" office:value-type="percentage" office:value="0.0133">
            <text:p text:style-name="P16">1,33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1">- <text:span text:style-name="T5">Верификация открытых несоответствий</text:span></text:p>
          </table:table-cell>
          <table:table-cell table:style-name="Table1.B4" office:value-type="percentage" office:value="0.0211">
            <text:p text:style-name="P17">2,11%</text:p>
          </table:table-cell>
          <table:covered-table-cell/>
        </table:table-row>
        <table:table-row table:style-name="Table1.8">
          <table:table-cell table:style-name="Table1.A3" office:value-type="string">
            <text:p text:style-name="P22">Составление тест-дизайна, в том числе</text:p>
          </table:table-cell>
          <table:table-cell table:style-name="Table1.B4" office:value-type="percentage" office:value="0.0733">
            <text:p text:style-name="P19">7,33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3">– Разработка концепции данных</text:p>
          </table:table-cell>
          <table:table-cell table:style-name="Table1.B4" office:value-type="percentage" office:value="0.0372">
            <text:p text:style-name="P17">3,72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3">– Написание тест-кейсов</text:p>
          </table:table-cell>
          <table:table-cell table:style-name="Table1.B4" office:value-type="percentage" office:value="0.0361">
            <text:p text:style-name="P17">3,61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8">Автоматизированное тестирование, в том числе</text:p>
          </table:table-cell>
          <table:table-cell table:style-name="Table1.B2" office:value-type="percentage" office:value="0.1516">
            <text:p text:style-name="P21">15,16%</text:p>
          </table:table-cell>
          <table:table-cell table:style-name="Table1.A1" table:number-rows-spanned="4" office:value-type="string">
            <text:p text:style-name="P9">В задачах автоматизированного тестирования присутствуют как задачи на написание авто-тестов их выполнения с анализом результатов, так из задачи на контроль кода авто-тестов, написанных другими инженерами (тестировщики и программисты)</text:p>
          </table:table-cell>
        </table:table-row>
        <table:table-row table:style-name="Table1.1">
          <table:table-cell table:style-name="Table1.A3" office:value-type="string">
            <text:p text:style-name="P20">-<text:span text:style-name="T5">Написание авто-тестов</text:span></text:p>
          </table:table-cell>
          <table:table-cell table:style-name="Table1.B4" office:value-type="percentage" office:value="0.1153">
            <text:p text:style-name="P23">11,53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20">-Выполнение авто-тестов и анализ результатов</text:p>
          </table:table-cell>
          <table:table-cell table:style-name="Table1.B4" office:value-type="percentage" office:value="0.012">
            <text:p text:style-name="P23">1,20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20">-Контроль кода авто-тестов</text:p>
          </table:table-cell>
          <table:table-cell table:style-name="Table1.B4" office:value-type="percentage" office:value="0.0243">
            <text:p text:style-name="P23">2,43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8">Нагрузочное тестирование, в том числе</text:p>
          </table:table-cell>
          <table:table-cell table:style-name="Table1.B4" office:value-type="percentage" office:value="0.1067">
            <text:p text:style-name="P21">10,67%</text:p>
          </table:table-cell>
          <table:table-cell table:style-name="Table1.A3" table:number-rows-spanned="2" office:value-type="string">
            <text:p text:style-name="P9">Задачи по нагрузочному тестированию занимают небольшой сегмент в выполненных задачах, хотя за данный период были активности, связанные с управлением этим процессом по проекту ТСС.</text:p>
          </table:table-cell>
        </table:table-row>
        <table:table-row table:style-name="Table1.1">
          <table:table-cell table:style-name="Table1.A3" office:value-type="string">
            <text:p text:style-name="P20">-Разработка и прогон тестов нагрузочного тестирования. Управление процессом.</text:p>
          </table:table-cell>
          <table:table-cell table:style-name="Table1.B4" office:value-type="percentage" office:value="0.1067">
            <text:p text:style-name="P23">10,67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8">Управление тестированием, в том числе</text:p>
          </table:table-cell>
          <table:table-cell table:style-name="Table1.B4" office:value-type="percentage" office:value="0.316">
            <text:p text:style-name="P21">31,60%</text:p>
          </table:table-cell>
          <table:table-cell table:style-name="Table1.A3" table:number-rows-spanned="4" office:value-type="string">
            <text:p text:style-name="P9">В задачах управления тестированием большой процент задач занимают задачи по управлению командой на этапах функционального, регрессионного тестирования. Также Александр принимал активное участие в разработке <text:span text:style-name="T2">QA </text:span>процессов на проекте <text:span text:style-name="T2">TCC </text:span>и <text:span text:style-name="T2">Vertigo. </text:span>По инициативе <text:soft-page-break/>Малышкина были выполнены задачи по созданию инфраструктуры по запуску авто-тестов и созданию тестовых данных.</text:p>
          </table:table-cell>
        </table:table-row>
        <table:table-row table:style-name="Table1.1">
          <table:table-cell table:style-name="Table1.A3" office:value-type="string">
            <text:p text:style-name="P35">-Планирование тестирование и контроль выполнения задач тестировщиками.</text:p>
          </table:table-cell>
          <table:table-cell table:style-name="Table1.B4" office:value-type="percentage" office:value="0.3">
            <text:p text:style-name="P21">30,00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5">-Разработка процессов и их документирование</text:p>
          </table:table-cell>
          <table:table-cell table:style-name="Table1.B4" office:value-type="percentage" office:value="0.014">
            <text:p text:style-name="P21">1,40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5">-<text:span text:style-name="T5">Управление </text:span><text:span text:style-name="T2">QA </text:span><text:span text:style-name="T5">задачами (инфраструктура, данные)</text:span></text:p>
          </table:table-cell>
          <table:table-cell table:style-name="Table1.B4" office:value-type="percentage" office:value="0.002">
            <text:p text:style-name="P21">0,20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4">Тест-аналитика</text:p>
          </table:table-cell>
          <table:table-cell table:style-name="Table1.B4" office:value-type="percentage" office:value="0.0084">
            <text:p text:style-name="P21">0,84%</text:p>
          </table:table-cell>
          <table:table-cell table:style-name="Table1.A3" table:number-rows-spanned="2" office:value-type="string">
            <text:p text:style-name="P9">Задачи по тест-аналитике занимают небольшой процент времени, так как на предпроектном этапе в течении года было мало задач по оценке и Александр привлекался к этим работам только однажды. На проектном этапе работа с требованиями проводилась только на проекте <text:span text:style-name="T2">Vertigo.</text:span></text:p>
          </table:table-cell>
        </table:table-row>
        <table:table-row table:style-name="Table1.1">
          <table:table-cell table:style-name="Table1.A3" office:value-type="string">
            <text:p text:style-name="P35">-Оценка перспективных проектов</text:p>
          </table:table-cell>
          <table:table-cell table:style-name="Table1.B4" office:value-type="percentage" office:value="0.0084">
            <text:p text:style-name="P23">0,84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4">Работа с персоналом</text:p>
          </table:table-cell>
          <table:table-cell table:style-name="Table1.B4" office:value-type="percentage" office:value="0.0002">
            <text:p text:style-name="P21">0,02%</text:p>
          </table:table-cell>
          <table:table-cell table:style-name="Table1.A3" table:number-rows-spanned="3" office:value-type="string">
            <text:p text:style-name="P9">Так как в течении года, до ноября месяца не было набора нового персонала, то Александр принимал участие в собеседовании только однократно. Также А. Малышкин принимал активное участие в разработке квалификационных требований.</text:p>
          </table:table-cell>
        </table:table-row>
        <table:table-row table:style-name="Table1.1">
          <table:table-cell table:style-name="Table1.A3" office:value-type="string">
            <text:list xml:id="list3289810581001204649" text:style-name="WWNum5">
              <text:list-header>
                <text:p text:style-name="P38">-Участие в собеседованиях</text:p>
              </text:list-header>
            </text:list>
          </table:table-cell>
          <table:table-cell table:style-name="Table1.B4" office:value-type="percentage" office:value="0.0001">
            <text:p text:style-name="P23">0,01%</text:p>
          </table:table-cell>
          <table:covered-table-cell/>
        </table:table-row>
        <table:table-row table:style-name="Table1.1">
          <table:table-cell table:style-name="Table1.A3" office:value-type="string">
            <text:list xml:id="list40651195" text:continue-numbering="true" text:style-name="WWNum5">
              <text:list-header>
                <text:p text:style-name="P38">-Участие в разработке квалификационных требований к специалистам подразделения.</text:p>
              </text:list-header>
            </text:list>
          </table:table-cell>
          <table:table-cell table:style-name="Table1.B4" office:value-type="percentage" office:value="0.0001">
            <text:p text:style-name="P23">0,01%</text:p>
          </table:table-cell>
          <table:covered-table-cell/>
        </table:table-row>
      </table:table>
      <text:p text:style-name="P31">Структура задач по требуемым практическим навыкам и теоретическим знаниям соотнесенная с планом персонального развития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>Теоретические знания и практические навыки, отраженные в квалификационной матрице младшего специалиста по качеству</text:p>
          </table:table-cell>
          <table:table-cell table:style-name="Table2.B1" office:value-type="string">
            <text:p text:style-name="P26">% задач, выполненных за период для реализации которых требовались указанные знания и <text:s/>навыки</text:p>
          </table:table-cell>
          <table:table-cell table:style-name="Table2.A1" office:value-type="string">
            <text:p text:style-name="P26">Знания, навыки, отраженные в плане персонального развития</text:p>
          </table:table-cell>
          <table:table-cell table:style-name="Table2.A1" office:value-type="string">
            <text:p text:style-name="P26">Выполнение пунктов плана развития, соотнесенное с требования квалификационной матрицы старшего специалиста по качеству</text:p>
          </table:table-cell>
        </table:table-row>
        <table:table-row table:style-name="Table2.1">
          <table:table-cell table:style-name="Table2.B1" office:value-type="string">
            <text:p text:style-name="P3"><text:span text:style-name="T1">Знание архитектуры </text:span><text:span text:style-name="T3">web – </text:span><text:span text:style-name="T1">приложений, знание сетевых протоколов (</text:span><text:span text:style-name="T3">HTTP</text:span><text:span text:style-name="T1">).</text:span></text:p>
          </table:table-cell>
          <table:table-cell table:style-name="Table2.B1" office:value-type="string">
            <text:p text:style-name="P10"><text:span text:style-name="T5">20</text:span>%</text:p>
          </table:table-cell>
          <table:table-cell table:style-name="Table2.B1" office:value-type="string">
            <text:p text:style-name="P29">В плане персонального развития уровень знаний и навыков по данному пункту не фиксировались.</text:p>
          </table:table-cell>
          <table:table-cell table:style-name="Table2.B1" office:value-type="string">
            <text:p text:style-name="P29">Тем не менее задачи функционального тестирования по проекту ТСС, выполняемые А. Малышкиным, задачи по исследовательскому тестированию по проекту ТСС, задачи нагрузочного тестирования, выполняемые Александром, требовали продвинутых знаний в данных областях.</text:p>
          </table:table-cell>
        </table:table-row>
        <table:table-row table:style-name="Table2.1">
          <table:table-cell table:style-name="Table2.B1" office:value-type="string">
            <text:p text:style-name="P3"><text:span text:style-name="T1">Знание операционных систем, системных приложений.</text:span></text:p>
          </table:table-cell>
          <table:table-cell table:style-name="Table2.B1" office:value-type="string">
            <text:p text:style-name="P7">2%</text:p>
          </table:table-cell>
          <table:table-cell table:style-name="Table2.B1" office:value-type="string">
            <text:p text:style-name="P16">Частично покрываются пунктом 2.<text:span text:style-name="T2">b </text:span>плана ИР</text:p>
          </table:table-cell>
          <table:table-cell table:style-name="Table2.B1" office:value-type="string">
            <text:p text:style-name="P17">Часть данного раздела покрывают задачи тестирования <text:span text:style-name="T2">desktop </text:span>клиента <text:span text:style-name="T2">TCC, </text:span><text:span text:style-name="T5">выполненные задачи по настройке окружения для запуска авто-тестов на платформах </text:span><text:span text:style-name="T2">Windows </text:span><text:span text:style-name="T5">и </text:span><text:span text:style-name="T2">MacOS, </text:span><text:span text:style-name="T5">задачи по тестированию производительности на проекте ТСС, требующие мониторинга использования ресурсов.</text:span></text:p>
          </table:table-cell>
        </table:table-row>
        <table:table-row table:style-name="Table2.1">
          <table:table-cell table:style-name="Table2.B1" office:value-type="string">
            <text:p text:style-name="P25">Знание основных техник тест-дизайн: </text:p>
            <text:p text:style-name="P24">разбитие на классы эквивалентности, выделение граничных значений, использование таблицы решений, использование таблицы состояний, тестирование по области значений, использование комбинаторных методов в тест-дизайн.<text:line-break/></text:p>
          </table:table-cell>
          <table:table-cell table:style-name="Table2.B1" office:value-type="string">
            <text:p text:style-name="P26"><text:span text:style-name="T2">7</text:span>%</text:p>
            <text:p text:style-name="P24"/>
          </table:table-cell>
          <table:table-cell table:style-name="Table2.B1" office:value-type="string">
            <text:p text:style-name="P4">П. <text:span text:style-name="T2">1, </text:span><text:span text:style-name="T5">2</text:span> теоретических знаний <text:span text:style-name="T5">и п.п. 1.</text:span><text:span text:style-name="T2">a,</text:span><text:span text:style-name="T5"> </text:span><text:span text:style-name="T2">3.a, 3.b</text:span><text:span text:style-name="T5"> практических навыков.</text:span></text:p>
          </table:table-cell>
          <table:table-cell table:style-name="Table2.B1" office:value-type="string">
            <text:p text:style-name="P5">Знания использованы <text:s/>в работах по тест-дизайн на проекте <text:span text:style-name="T2">Vertigo.</text:span> Проект имеют сложную архитектуру, включающ<text:span text:style-name="T5">ую</text:span> в себя <text:span text:style-name="T2">web</text:span>-приложение, <text:span text:style-name="T2">desktop</text:span> и мобильные клиенты. Приложени<text:span text:style-name="T5">я</text:span> должно тестироваться на различных платформах – <text:span text:style-name="T2">Windows</text:span>, <text:span text:style-name="T2">MacOS, iOS</text:span><text:span text:style-name="T5">,</text:span> <text:span text:style-name="T2">Android</text:span>. Работа приложения на каждой из платформ имеет свою специфику. Все это приводит к тому, что задача написания тест-дизайна – задача уровня сложности выше среднего. Тест-дизайн использовал все техники, кроме тестирования по области значений и использования комбинаторных методов<text:span text:style-name="T2">. </text:span><text:span text:style-name="T5">Была разработана концепция тестовых данных и методика их развертывания на тестируемой системе. Тест-дизайн на проекте </text:span><text:span text:style-name="T2">Vertigo</text:span><text:span text:style-name="T5"> включал в себя также работу с требованиями.</text:span></text:p>
          </table:table-cell>
        </table:table-row>
        <table:table-row table:style-name="Table2.1">
          <table:table-cell table:style-name="Table2.B1" office:value-type="string">
            <text:p text:style-name="P25">Р<text:span text:style-name="T5">абота с базами данных.</text:span></text:p>
          </table:table-cell>
          <table:table-cell table:style-name="Table2.B1" office:value-type="string">
            <text:p text:style-name="P26"><text:span text:style-name="T2">2</text:span>%</text:p>
          </table:table-cell>
          <table:table-cell table:style-name="Table2.B1" office:value-type="string">
            <text:p text:style-name="P17">В плане персонального развития данные навыки не включались</text:p>
          </table:table-cell>
          <table:table-cell table:style-name="Table2.B1" office:value-type="string">
            <text:p text:style-name="P5">Выполнение задач данного типа при тестировании по проекту <text:span text:style-name="T2">TCC,</text:span> покрывают в полном объеме<text:span text:style-name="T2"> </text:span><text:span text:style-name="T5">требования квалификационной матрицы.</text:span></text:p>
          </table:table-cell>
        </table:table-row>
        <text:soft-page-break/>
        <table:table-row table:style-name="Table2.1">
          <table:table-cell table:style-name="Table2.A6" office:value-type="string">
            <text:p text:style-name="P25">Теория и практика тестирования <text:span text:style-name="T2">web-</text:span><text:span text:style-name="T5">приложений</text:span><text:span text:style-name="T2">:</text:span></text:p>
          </table:table-cell>
          <table:table-cell table:style-name="Table2.A6" office:value-type="string">
            <text:p text:style-name="P26"><text:span text:style-name="T5">3</text:span>%</text:p>
          </table:table-cell>
          <table:table-cell table:style-name="Table2.A6" office:value-type="string">
            <text:p text:style-name="P17">В плане персонального развития данные навыки не включались</text:p>
          </table:table-cell>
          <table:table-cell table:style-name="Table2.A6" office:value-type="string">
            <text:p text:style-name="P5">Задачи функционального тестирования по проект<text:span text:style-name="T5">у ТСС частично покрывают требуемые навыки по квалификационной матрице, такие как тестирование верстки, тестирование элементов диалога, тестирование внешних интеграций.</text:span></text:p>
          </table:table-cell>
        </table:table-row>
        <table:table-row table:style-name="Table2.1">
          <table:table-cell table:style-name="Table2.A6" office:value-type="string">
            <text:p text:style-name="P28">Теория и практика тестирования <text:span text:style-name="T2">desktop </text:span>приложений.</text:p>
          </table:table-cell>
          <table:table-cell table:style-name="Table2.A6" office:value-type="string">
            <text:p text:style-name="P27"><text:span text:style-name="T5">1</text:span>%</text:p>
          </table:table-cell>
          <table:table-cell table:style-name="Table2.A6" office:value-type="string">
            <text:p text:style-name="P17">В плане персонального развития данные навыки не выделялись</text:p>
          </table:table-cell>
          <table:table-cell table:style-name="Table2.A6" office:value-type="string">
            <text:p text:style-name="P17"><text:span text:style-name="T5">Тестирование </text:span><text:span text:style-name="T2">Vertigo desktop </text:span><text:span text:style-name="T5">частично покрывают требования квалификационной матрицы.</text:span></text:p>
          </table:table-cell>
        </table:table-row>
        <table:table-row table:style-name="Table2.1">
          <table:table-cell table:style-name="Table2.A6" office:value-type="string">
            <text:p text:style-name="P28">Теория и практика тестирования приложений для мобильных устройств</text:p>
          </table:table-cell>
          <table:table-cell table:style-name="Table2.A6" office:value-type="string">
            <text:p text:style-name="P27"><text:span text:style-name="T5">1</text:span>0,00%</text:p>
          </table:table-cell>
          <table:table-cell table:style-name="Table2.A6" office:value-type="string">
            <text:p text:style-name="P17">В плане персонального развития данные навыки не выделялись.</text:p>
          </table:table-cell>
          <table:table-cell table:style-name="Table2.A6" office:value-type="string">
            <text:p text:style-name="P17">Задачи <text:span text:style-name="T5">функционального, системного и </text:span>регрессионного тестирования <text:span text:style-name="T2">Vertigo </text:span><text:span text:style-name="T5">полностью покрывают требования квалификационной матрицы.</text:span></text:p>
          </table:table-cell>
        </table:table-row>
        <table:table-row table:style-name="Table2.1">
          <table:table-cell table:style-name="Table2.B1" office:value-type="string">
            <text:p text:style-name="P25">Нагрузочное тестирование<text:line-break/></text:p>
          </table:table-cell>
          <table:table-cell table:style-name="Table2.B9" office:value-type="percentage" office:value="0.1">
            <text:p text:style-name="P26">10,00%</text:p>
          </table:table-cell>
          <table:table-cell table:style-name="Table2.B1" office:value-type="string">
            <text:p text:style-name="P17">п.6 теоретических знаний</text:p>
          </table:table-cell>
          <table:table-cell table:style-name="Table2.B1" office:value-type="string">
            <text:p text:style-name="P14">Выполнение задач нагрузочного тестирования на проекте <text:span text:style-name="T2">TCC </text:span>и управление этим процессом полностью покрывают требования квалификационной матрицы.</text:p>
          </table:table-cell>
        </table:table-row>
        <table:table-row table:style-name="Table2.1">
          <table:table-cell table:style-name="Table2.A6" office:value-type="string">
            <text:p text:style-name="P28">Автоматизированное тестирование</text:p>
          </table:table-cell>
          <table:table-cell table:style-name="Table2.B10" office:value-type="percentage" office:value="0.15">
            <text:p text:style-name="P26">15,00%</text:p>
          </table:table-cell>
          <table:table-cell table:style-name="Table2.A6" office:value-type="string">
            <text:p text:style-name="P17">п. 2 теоретических знаний и п. 6 практических навыков.</text:p>
          </table:table-cell>
          <table:table-cell table:style-name="Table2.A6" office:value-type="string">
            <text:p text:style-name="P14">Задачи автоматизированного тестирования включали в себя задачи по разработке авто-тестов для мобильных клиентов, их прогону, анализу результатов, разработке тестовых данных, постановке задач на конфигурацию и развертывание инфраструктуры для прогона авто-тестов. Помимо этих задач были разработаны и задокументированы процессы контроля кода авто-тестов, стандарты кода, процессы запуска.</text:p>
          </table:table-cell>
        </table:table-row>
        <table:table-row table:style-name="Table2.1">
          <table:table-cell table:style-name="Table2.A6" office:value-type="string">
            <text:p text:style-name="P25">Управление процессом тестирования</text:p>
          </table:table-cell>
          <table:table-cell table:style-name="Table2.A6" office:value-type="string">
            <text:p text:style-name="P26">32%</text:p>
          </table:table-cell>
          <table:table-cell table:style-name="Table2.A6" office:value-type="string">
            <text:p text:style-name="P15">п.п. 1.<text:span text:style-name="T2">b, 1.c, 1.d, 1.e, </text:span>2.<text:span text:style-name="T2">c, 2.d, 2.e, 4, 6, 9.</text:span></text:p>
          </table:table-cell>
          <table:table-cell table:style-name="Table2.A6" office:value-type="string">
            <text:p text:style-name="P3">Задачи организации процесса функционального, регрессионного тестирование, создание задач, назначение их на тестировщиков, контроль их <text:s/>выполнения. Организация процесса автоматизированного тестирования. Консультации специалистам подразделения. Написание проектной документации по организации процесса контроля качества и тестирования на проекте.</text:p>
          </table:table-cell>
        </table:table-row>
      </table:table>
      <text:p text:style-name="P32">З<text:span text:style-name="T11">аключение</text:span></text:p>
      <text:p text:style-name="P33"><text:span text:style-name="T10">На основе анализа выполненных работ за аттестационный период, можно сделать вывод, что почти треть выполненных задач — это задачи по управлению процессом тестирования. Задачи решаемые Александром в данной активности включали организацию процесса функционального, системного и регрессионного тестирования на проектах </text:span><text:span text:style-name="T4">TCC </text:span><text:span text:style-name="T7">и </text:span><text:span text:style-name="T4">Vertigo. </text:span><text:span text:style-name="T7">Организация процесса включала создание задач, распределение задач между членами команды, контроль их выполнения, планирование тестирования с соблюдением сроков </text:span><text:soft-page-break/><text:span text:style-name="T7">выполнения задач. Помимо этой активности, Александр Малышкин сформировал процесс разработки авто-тестов на проекте </text:span><text:span text:style-name="T4">Vertigo, </text:span><text:span text:style-name="T7">определил основные правила написания авто-тестов, внедрил процесс контроля кода авто-тестов. Также Александр выполнял задачи по документированию процессов в справочной системе проектов </text:span><text:span text:style-name="T4">TCC </text:span><text:span text:style-name="T7">и </text:span><text:span text:style-name="T4">Vertigo. </text:span><text:span text:style-name="T7">Задачи 1.</text:span><text:span text:style-name="T4">b, 1.c, 1.e,</text:span><text:span text:style-name="T7"> относящиеся к управлению тестовой документацией,</text:span><text:span text:style-name="T4"> </text:span><text:span text:style-name="T7">можно считать полностью выполненными. Задача </text:span><text:span text:style-name="T4">1.d </text:span><text:span text:style-name="T7">плана индивидуального развития, относящаяся к управлению тестовой документацией, не выполнена в виду того что не закончен контроль тест-кейсов. Задача 1.</text:span><text:span text:style-name="T4">a </text:span><text:span text:style-name="T7">из области тест-дизайн выполнена полностью. Задачи по автоматизации </text:span><text:span text:style-name="T4">2.c, 2.d, 2.e, </text:span><text:span text:style-name="T7">представляющие из себя управление автоматизированным тестированием, выполнены в полном объеме. В то время как задачи 2.</text:span><text:span text:style-name="T4">a </text:span><text:span text:style-name="T7">и 2.</text:span><text:span text:style-name="T4">b </text:span><text:span text:style-name="T7">выполнены частично. Закончить работу над этими задачами можно лишь после того, как стабилизируются приложения для мобильных клиентов </text:span><text:span text:style-name="T4">Vertigo. </text:span><text:span text:style-name="T7">Задачи по тест-аналитике — 3.</text:span><text:span text:style-name="T4">a </text:span><text:span text:style-name="T7">и 3.</text:span><text:span text:style-name="T4">b </text:span><text:span text:style-name="T7">выполнены полностью в рамках проекта </text:span><text:span text:style-name="T4">Vertigo. </text:span><text:span text:style-name="T7">Задача 3.</text:span><text:span text:style-name="T4">c </text:span><text:span text:style-name="T7">не выполнена в виду малого количества задач по оценке тестирования на предпроектном этапе. Задача 4 выполняется Александром всегда в полном объеме, потому как Малышкин А. всегда готов дать исчерпывающий ответ и прийти на помощь в решении сложных вопросов тестирования. Пункт 5 плана индивидуального развития выполнен частично, так в данный период Александр привлекался только к проведению собеседований. Пункт 6 выполнен полностью, для разрабатываемой квалификационной матрицы Малышкин дал ряд ценных дополнений, которые легли в ее финальный вариант. Задачи 7 и 8 плана индивидуального развития не выполнялись, будут перенесены на следующий период. Задача 9 выполнена, так как Александр привлекался к проверке и рецензированию создаваемых документов. Помимо целей, закрепленных в плане индивидуального развития, Александр выполняет все задачи — ручное тестирование, тест-дизайн — задачи, уровня сложности, требующие навыки и знания старшего специалиста по качеству. Согласно анализу выполненных задач, основной объем работ выполняемых Александром — управление тестированием в рамках проекта. До апреля 2015 это был проект </text:span><text:span text:style-name="T4">TCC, </text:span><text:span text:style-name="T7">сейчас это проект </text:span><text:span text:style-name="T4">Vertigo. </text:span><text:span text:style-name="T7">Основной вклад, сделанный Малышкиным на проекте </text:span><text:span text:style-name="T4">Vertigo – </text:span><text:span text:style-name="T7">это развитие автоматизации тестирования, выбор платформы, постановка процессов. Несмотря на то, что несколько задач были выполнены не полностью, вклад сделанный Александром в развитии направления автоматизированного тестирования приложений для мобильных платформ на проекте </text:span><text:span text:style-name="T4">Vertigo </text:span><text:span text:style-name="T7">и развитие компетенции компании в данном направлении заслуживает перевода Александра на следующую ступень старшего специалиста по качеству ПО. Стоит также отметить постоянно положительную обратную связь и оценку менеджеров и заказчиков проектов, где работает Александр.</text:span></text:p>
      <text:p text:style-name="P2">Области развития: </text:p>
      <text:p text:style-name="P1">Основные зоны роста – тестирование уязвимостей и безопасности <text:span text:style-name="T2">web </text:span><text:span text:style-name="T5">приложений и приложений для мобильных платформ</text:span>, управление тестированием безопасности и постановка процессов в этой области, развитие компетенций в области управления нагрузочным тестированием. <text:span text:style-name="T5">В области управления — полноценное управление контролем качества на проекте, с количеством специалистов по качеству более трех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1cm" fo:margin-right="0.748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29</meta:editing-cycles>
    <meta:creation-date>2015-05-18T11:45:00</meta:creation-date>
    <dc:date>2015-12-22T20:49:12.05</dc:date>
    <meta:editing-duration>PT19H11M22S</meta:editing-duration>
    <meta:generator>OpenOffice/4.0.1$Win32 OpenOffice.org_project/401m5$Build-9714</meta:generator>
    <dc:creator>Константин Фирсанов</dc:creator>
    <meta:document-statistic meta:table-count="2" meta:image-count="0" meta:object-count="0" meta:page-count="5" meta:paragraph-count="109" meta:word-count="1415" meta:character-count="11302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